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62d3" officeooo:paragraph-rsid="00106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Contracts and Renewable energy</text:p>
      <text:p text:style-name="Text_20_body"/>
      <text:p text:style-name="P1">Transparencia, automatizacion y eficiencia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2:38:51.594000000</meta:creation-date>
    <dc:date>2024-04-13T12:47:47.928000000</dc:date>
    <meta:editing-duration>PT8M56S</meta:editing-duration>
    <meta:editing-cycles>1</meta:editing-cycles>
    <meta:document-statistic meta:table-count="0" meta:image-count="0" meta:object-count="0" meta:page-count="1" meta:paragraph-count="2" meta:word-count="9" meta:character-count="79" meta:non-whitespace-character-count="72"/>
    <meta:generator>EasyOffice/7.6.2.1.0$Windows_X86_64 LibreOffice_project/0bc4d647150f05f02b71ccb5539a4012b57f1faf</meta:generator>
  </office:meta>
</office:document-meta>
</file>